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6pt" fo:font-weight="bold" officeooo:rsid="00023954" officeooo:paragraph-rsid="00023954"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Calibri" fo:font-size="20pt" fo:font-weight="bold" officeooo:rsid="00023954" officeooo:paragraph-rsid="00023954"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 officeooo:rsid="00023954" officeooo:paragraph-rsid="00023954"/>
    </style:style>
    <style:style style:name="P4" style:family="paragraph" style:parent-style-name="Standard">
      <style:paragraph-properties fo:text-align="start" style:justify-single-word="false"/>
      <style:text-properties style:font-name="Calibri" officeooo:rsid="00023954" officeooo:paragraph-rsid="00023954"/>
    </style:style>
    <style:style style:name="P5" style:family="paragraph" style:parent-style-name="Standard">
      <style:paragraph-properties fo:text-align="start" style:justify-single-word="false"/>
      <style:text-properties officeooo:paragraph-rsid="000e3ebc"/>
    </style:style>
    <style:style style:name="P6" style:family="paragraph" style:parent-style-name="Standard">
      <style:paragraph-properties fo:text-align="start" style:justify-single-word="false"/>
      <style:text-properties officeooo:paragraph-rsid="0017ce93"/>
    </style:style>
    <style:style style:name="P7" style:family="paragraph" style:parent-style-name="Standard">
      <style:paragraph-properties fo:text-align="start" style:justify-single-word="false"/>
      <style:text-properties officeooo:paragraph-rsid="00191d35"/>
    </style:style>
    <style:style style:name="P8" style:family="paragraph" style:parent-style-name="Standard">
      <style:paragraph-properties fo:text-align="start" style:justify-single-word="false"/>
      <style:text-properties officeooo:paragraph-rsid="0019535e"/>
    </style:style>
    <style:style style:name="P9" style:family="paragraph" style:parent-style-name="Standard">
      <style:paragraph-properties fo:text-align="start" style:justify-single-word="false"/>
      <style:text-properties officeooo:rsid="00041b29" officeooo:paragraph-rsid="00041b29"/>
    </style:style>
    <style:style style:name="P10" style:family="paragraph" style:parent-style-name="Standard">
      <style:paragraph-properties fo:text-align="start" style:justify-single-word="false"/>
      <style:text-properties officeooo:rsid="0007a800" officeooo:paragraph-rsid="0017ce93"/>
    </style:style>
    <style:style style:name="P11" style:family="paragraph" style:parent-style-name="Standard">
      <style:paragraph-properties fo:text-align="start" style:justify-single-word="false"/>
      <style:text-properties officeooo:rsid="00097eed" officeooo:paragraph-rsid="00097eed"/>
    </style:style>
    <style:style style:name="P12" style:family="paragraph" style:parent-style-name="Standard">
      <style:paragraph-properties fo:text-align="start" style:justify-single-word="false"/>
      <style:text-properties officeooo:rsid="0019ccb1" officeooo:paragraph-rsid="003bf9ea"/>
    </style:style>
    <style:style style:name="P13" style:family="paragraph" style:parent-style-name="Standard">
      <style:paragraph-properties fo:text-align="start" style:justify-single-word="false"/>
      <style:text-properties officeooo:rsid="0019ccb1" officeooo:paragraph-rsid="003cbb42"/>
    </style:style>
    <style:style style:name="P14" style:family="paragraph" style:parent-style-name="Standard">
      <style:paragraph-properties fo:text-align="start" style:justify-single-word="false"/>
      <style:text-properties officeooo:rsid="0040e677" officeooo:paragraph-rsid="0040e677"/>
    </style:style>
    <style:style style:name="P15" style:family="paragraph" style:parent-style-name="Standard">
      <style:paragraph-properties fo:text-align="start" style:justify-single-word="false"/>
      <style:text-properties style:font-name="Calibri" officeooo:rsid="00041b29" officeooo:paragraph-rsid="00041b29"/>
    </style:style>
    <style:style style:name="P16" style:family="paragraph" style:parent-style-name="Standard">
      <style:paragraph-properties fo:text-align="start" style:justify-single-word="false"/>
      <style:text-properties style:font-name="Calibri" officeooo:rsid="0004d322" officeooo:paragraph-rsid="0004d322"/>
    </style:style>
    <style:style style:name="P17" style:family="paragraph" style:parent-style-name="Standard">
      <style:paragraph-properties fo:text-align="start" style:justify-single-word="false"/>
      <style:text-properties style:font-name="Calibri" officeooo:rsid="0004d322" officeooo:paragraph-rsid="00097eed"/>
    </style:style>
    <style:style style:name="P18" style:family="paragraph" style:parent-style-name="Standard">
      <style:paragraph-properties fo:text-align="start" style:justify-single-word="false"/>
      <style:text-properties style:font-name="Calibri" officeooo:rsid="0009cf95" officeooo:paragraph-rsid="0009cf95"/>
    </style:style>
    <style:style style:name="P19" style:family="paragraph" style:parent-style-name="Standard">
      <style:paragraph-properties fo:text-align="start" style:justify-single-word="false"/>
      <style:text-properties style:font-name="Calibri" officeooo:rsid="00097eed" officeooo:paragraph-rsid="000e3ebc"/>
    </style:style>
    <style:style style:name="P20" style:family="paragraph" style:parent-style-name="Standard">
      <style:paragraph-properties fo:text-align="start" style:justify-single-word="false"/>
      <style:text-properties style:font-name="Calibri" officeooo:rsid="00097eed" officeooo:paragraph-rsid="0004d322"/>
    </style:style>
    <style:style style:name="P21" style:family="paragraph" style:parent-style-name="Standard">
      <style:paragraph-properties fo:text-align="start" style:justify-single-word="false"/>
      <style:text-properties style:font-name="Calibri" officeooo:rsid="0017ce93" officeooo:paragraph-rsid="0017ce93"/>
    </style:style>
    <style:style style:name="P22" style:family="paragraph" style:parent-style-name="Standard">
      <style:paragraph-properties fo:text-align="start" style:justify-single-word="false"/>
      <style:text-properties style:font-name="Calibri" officeooo:rsid="00191d35" officeooo:paragraph-rsid="0017ce93"/>
    </style:style>
    <style:style style:name="P23" style:family="paragraph" style:parent-style-name="Standard">
      <style:paragraph-properties fo:text-align="start" style:justify-single-word="false"/>
      <style:text-properties style:font-name="Calibri" officeooo:rsid="00191d35" officeooo:paragraph-rsid="00191d35"/>
    </style:style>
    <style:style style:name="P24" style:family="paragraph" style:parent-style-name="Standard">
      <style:paragraph-properties fo:text-align="start" style:justify-single-word="false"/>
      <style:text-properties style:font-name="Calibri" officeooo:rsid="0019535e" officeooo:paragraph-rsid="00191d35"/>
    </style:style>
    <style:style style:name="P25" style:family="paragraph" style:parent-style-name="Standard">
      <style:paragraph-properties fo:text-align="start" style:justify-single-word="false"/>
      <style:text-properties style:font-name="Calibri" officeooo:rsid="0019ccb1" officeooo:paragraph-rsid="0019535e"/>
    </style:style>
    <style:style style:name="P26" style:family="paragraph" style:parent-style-name="Standard">
      <style:paragraph-properties fo:text-align="start" style:justify-single-word="false"/>
      <style:text-properties style:font-name="Calibri" officeooo:rsid="0019ccb1" officeooo:paragraph-rsid="003cbb42"/>
    </style:style>
    <style:style style:name="P27" style:family="paragraph" style:parent-style-name="Standard">
      <style:paragraph-properties fo:text-align="start" style:justify-single-word="false"/>
      <style:text-properties style:font-name="Calibri" officeooo:rsid="0023d741" officeooo:paragraph-rsid="003bf9ea"/>
    </style:style>
    <style:style style:name="P28" style:family="paragraph" style:parent-style-name="Standard">
      <style:paragraph-properties fo:text-align="start" style:justify-single-word="false"/>
      <style:text-properties style:font-name="Calibri" officeooo:rsid="0023d741" officeooo:paragraph-rsid="0023d741"/>
    </style:style>
    <style:style style:name="P29" style:family="paragraph" style:parent-style-name="Standard">
      <style:paragraph-properties fo:text-align="start" style:justify-single-word="false"/>
      <style:text-properties officeooo:paragraph-rsid="0009cf95"/>
    </style:style>
    <style:style style:name="P30" style:family="paragraph" style:parent-style-name="Standard">
      <style:paragraph-properties fo:text-align="start" style:justify-single-word="false"/>
      <style:text-properties officeooo:paragraph-rsid="0004d322"/>
    </style:style>
    <style:style style:name="P31" style:family="paragraph" style:parent-style-name="Standard">
      <style:paragraph-properties fo:text-align="start" style:justify-single-word="false"/>
      <style:text-properties officeooo:paragraph-rsid="004532de"/>
    </style:style>
    <style:style style:name="T1" style:family="text">
      <style:text-properties style:font-name="Calibri"/>
    </style:style>
    <style:style style:name="T2" style:family="text">
      <style:text-properties style:font-name="Calibri" officeooo:rsid="00041b29"/>
    </style:style>
    <style:style style:name="T3" style:family="text">
      <style:text-properties style:font-name="Calibri" officeooo:rsid="0004d322"/>
    </style:style>
    <style:style style:name="T4" style:family="text">
      <style:text-properties style:font-name="Calibri" officeooo:rsid="0007a800"/>
    </style:style>
    <style:style style:name="T5" style:family="text">
      <style:text-properties style:font-name="Calibri" officeooo:rsid="00084a41"/>
    </style:style>
    <style:style style:name="T6" style:family="text">
      <style:text-properties style:font-name="Calibri" officeooo:rsid="00097eed"/>
    </style:style>
    <style:style style:name="T7" style:family="text">
      <style:text-properties style:font-name="Calibri" officeooo:rsid="0009cf95"/>
    </style:style>
    <style:style style:name="T8" style:family="text">
      <style:text-properties style:font-name="Calibri" officeooo:rsid="000b6af8"/>
    </style:style>
    <style:style style:name="T9" style:family="text">
      <style:text-properties style:font-name="Calibri" officeooo:rsid="000d51c4"/>
    </style:style>
    <style:style style:name="T10" style:family="text">
      <style:text-properties style:font-name="Calibri" officeooo:rsid="001005a4"/>
    </style:style>
    <style:style style:name="T11" style:family="text">
      <style:text-properties style:font-name="Calibri" officeooo:rsid="0013eeb6"/>
    </style:style>
    <style:style style:name="T12" style:family="text">
      <style:text-properties style:font-name="Calibri" officeooo:rsid="0015d9c6"/>
    </style:style>
    <style:style style:name="T13" style:family="text">
      <style:text-properties style:font-name="Calibri" officeooo:rsid="0016d152"/>
    </style:style>
    <style:style style:name="T14" style:family="text">
      <style:text-properties style:font-name="Calibri" officeooo:rsid="0017ce93"/>
    </style:style>
    <style:style style:name="T15" style:family="text">
      <style:text-properties style:font-name="Calibri" officeooo:rsid="00191d35"/>
    </style:style>
    <style:style style:name="T16" style:family="text">
      <style:text-properties style:font-name="Calibri" officeooo:rsid="0019535e"/>
    </style:style>
    <style:style style:name="T17" style:family="text">
      <style:text-properties style:font-name="Calibri" officeooo:rsid="0019ccb1"/>
    </style:style>
    <style:style style:name="T18" style:family="text">
      <style:text-properties style:font-name="Calibri" officeooo:rsid="001d15ce"/>
    </style:style>
    <style:style style:name="T19" style:family="text">
      <style:text-properties style:font-name="Calibri" officeooo:rsid="001e5867"/>
    </style:style>
    <style:style style:name="T20" style:family="text">
      <style:text-properties style:font-name="Calibri" officeooo:rsid="00204bc8"/>
    </style:style>
    <style:style style:name="T21" style:family="text">
      <style:text-properties style:font-name="Calibri" officeooo:rsid="002173f4"/>
    </style:style>
    <style:style style:name="T22" style:family="text">
      <style:text-properties style:font-name="Calibri" officeooo:rsid="00227b87"/>
    </style:style>
    <style:style style:name="T23" style:family="text">
      <style:text-properties style:font-name="Calibri" officeooo:rsid="0023d741"/>
    </style:style>
    <style:style style:name="T24" style:family="text">
      <style:text-properties style:font-name="Calibri" officeooo:rsid="00258dd0"/>
    </style:style>
    <style:style style:name="T25" style:family="text">
      <style:text-properties style:font-name="Calibri" officeooo:rsid="0026e7d5"/>
    </style:style>
    <style:style style:name="T26" style:family="text">
      <style:text-properties style:font-name="Calibri" officeooo:rsid="00297d0a"/>
    </style:style>
    <style:style style:name="T27" style:family="text">
      <style:text-properties style:font-name="Calibri" officeooo:rsid="0029a290"/>
    </style:style>
    <style:style style:name="T28" style:family="text">
      <style:text-properties style:font-name="Calibri" officeooo:rsid="002b7bb4"/>
    </style:style>
    <style:style style:name="T29" style:family="text">
      <style:text-properties style:font-name="Calibri" officeooo:rsid="002c9ff3"/>
    </style:style>
    <style:style style:name="T30" style:family="text">
      <style:text-properties style:font-name="Calibri" officeooo:rsid="002ea1e8"/>
    </style:style>
    <style:style style:name="T31" style:family="text">
      <style:text-properties style:font-name="Calibri" officeooo:rsid="003026cb"/>
    </style:style>
    <style:style style:name="T32" style:family="text">
      <style:text-properties style:font-name="Calibri" officeooo:rsid="003099eb"/>
    </style:style>
    <style:style style:name="T33" style:family="text">
      <style:text-properties style:font-name="Calibri" officeooo:rsid="00318412"/>
    </style:style>
    <style:style style:name="T34" style:family="text">
      <style:text-properties style:font-name="Calibri" officeooo:rsid="0031a765"/>
    </style:style>
    <style:style style:name="T35" style:family="text">
      <style:text-properties style:font-name="Calibri" officeooo:rsid="00324b06"/>
    </style:style>
    <style:style style:name="T36" style:family="text">
      <style:text-properties style:font-name="Calibri" officeooo:rsid="0035c926"/>
    </style:style>
    <style:style style:name="T37" style:family="text">
      <style:text-properties style:font-name="Calibri" officeooo:rsid="00393b2c"/>
    </style:style>
    <style:style style:name="T38" style:family="text">
      <style:text-properties style:font-name="Calibri" officeooo:rsid="00394ece"/>
    </style:style>
    <style:style style:name="T39" style:family="text">
      <style:text-properties style:font-name="Calibri" officeooo:rsid="003a5b25"/>
    </style:style>
    <style:style style:name="T40" style:family="text">
      <style:text-properties style:font-name="Calibri" officeooo:rsid="003bf9ea"/>
    </style:style>
    <style:style style:name="T41" style:family="text">
      <style:text-properties style:font-name="Calibri" officeooo:rsid="003cbb42"/>
    </style:style>
    <style:style style:name="T42" style:family="text">
      <style:text-properties style:font-name="Calibri" officeooo:rsid="0043825c"/>
    </style:style>
    <style:style style:name="T43" style:family="text">
      <style:text-properties style:font-name="Calibri" officeooo:rsid="004532de"/>
    </style:style>
    <style:style style:name="T44" style:family="text">
      <style:text-properties officeooo:rsid="004532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KEMON</text:p>
      <text:p text:style-name="P2">Ancient Empires</text:p>
      <text:p text:style-name="P3"/>
      <text:p text:style-name="P4"/>
      <text:p text:style-name="P4"/>
      <text:p text:style-name="P4"/>
      <text:p text:style-name="P9"><text:span text:style-name="T20">Ce n’est que récemment que l’on apprit qu</text:span><text:span text:style-name="T24">e, </text:span><text:span text:style-name="T20">au cours de son histoire, l’Orcadie </text:span><text:span text:style-name="T1">n’a</text:span><text:span text:style-name="T20">vait</text:span><text:span text:style-name="T1"> pas toujours fait qu’une. Si aujourd’hui elle </text:span><text:span text:style-name="T20">forme </text:span><text:span text:style-name="T1">est un pays à part entière, avec sa ligue et ses lois, trois millénaires auparavant, elle était en réalité divisée en quatre régions distinctes.</text:span></text:p>
      <text:p text:style-name="P15"/>
      <text:p text:style-name="P30"><text:span text:style-name="T2">Chacune de ces régions était </text:span><text:span text:style-name="T21">alors</text:span><text:span text:style-name="T3"> </text:span><text:span text:style-name="T2">dirigée par un seigneur :</text:span></text:p>
      <text:p text:style-name="P31"><text:span text:style-name="T2">A</text:span><text:span text:style-name="T43">rtenos, Seigneur du Savoir ; Baa-Lur, Seigneur de la Foi ; Radjiil, Seigneur du Commerce et Orgnak, Seigneur de la Guerre.</text:span></text:p>
      <text:p text:style-name="P16"/>
      <text:p text:style-name="P16"/>
      <text:p text:style-name="P29"><text:span text:style-name="T21">A l’époque déjà, l</text:span><text:span text:style-name="T3">eurs connaissances </text:span><text:span text:style-name="T42">respectives</text:span><text:span text:style-name="T7"> leur permit d’écraser leurs rivaux et d’établir leurs souverainetés. </text:span></text:p>
      <text:p text:style-name="P18"/>
      <text:p text:style-name="P5"><text:span text:style-name="T3">Se fondant sur leurs spécialités </text:span><text:span text:style-name="T7">respectives</text:span><text:span text:style-name="T3">, chacun d’eux </text:span><text:span text:style-name="T8">transforma</text:span><text:span text:style-name="T3"> ses terres en une puissance propre, dépassant les </text:span><text:span text:style-name="T9">plus grandes </text:span><text:span text:style-name="T3">civilisations contemporaines. </text:span><text:span text:style-name="T4">Peu d’</text:span><text:span text:style-name="T25">archives</text:span><text:span text:style-name="T4"> </text:span><text:span text:style-name="T5">sont parvenu</text:span><text:span text:style-name="T26">e</text:span><text:span text:style-name="T5">s intact</text:span><text:span text:style-name="T10">s</text:span><text:span text:style-name="T5"> jusqu’à nos jours, </text:span><text:span text:style-name="T6">mais les descriptions de l’époque laissent supposer un niveau de vie supérieur </text:span><text:span text:style-name="T11">à celui actuel.</text:span></text:p>
      <text:p text:style-name="P19"/>
      <text:p text:style-name="P5"><text:span text:style-name="T6">Les villes y sont décrites comme majestueuses. Resplendissant</text:span><text:span text:style-name="T27">es</text:span><text:span text:style-name="T6"> au soleil, s’élevant dans la neige </text:span><text:span text:style-name="T27">et </text:span><text:span text:style-name="T28">par-dessus</text:span><text:span text:style-name="T27"> les montagnes</text:span><text:span text:style-name="T6">, les monuments construits par ces civilisations antiques </text:span><text:span text:style-name="T29">laissent</text:span><text:span text:style-name="T6"> de nombreux archéologues rêveurs et perplexes.</text:span></text:p>
      <text:p text:style-name="P20"/>
      <text:p text:style-name="P11"><text:span text:style-name="T6">C</text:span><text:span text:style-name="T1">omment expliquer </text:span><text:span text:style-name="T12">alors </text:span><text:span text:style-name="T1">leur fin et le peu de traces </text:span><text:span text:style-name="T13"><text:s/>que l’on retrouve </text:span><text:span text:style-name="T1">sur cette époque ?</text:span></text:p>
      <text:p text:style-name="P17"/>
      <text:p text:style-name="P10"><text:span text:style-name="T14">Les premières ruines ne furent trouvé que quelques années auparavant, au cours d’une expédition spéléologique. </text:span><text:span text:style-name="T30">L</text:span><text:span text:style-name="T14">es recherches se multiplièrent </text:span><text:span text:style-name="T30">après cette première fouille</text:span><text:span text:style-name="T14">, attirant des chercheurs du monde entier.</text:span></text:p>
      <text:p text:style-name="P21"/>
      <text:p text:style-name="P6"><text:span text:style-name="T14">Mais l</text:span><text:span text:style-name="T31">es ruines</text:span><text:span text:style-name="T14"> </text:span><text:span text:style-name="T15">demeur</text:span><text:span text:style-name="T32">aie</text:span><text:span text:style-name="T15">nt </text:span><text:span text:style-name="T33">pauvres</text:span><text:span text:style-name="T14">, tant dans leur présence que dans leur contenu.</text:span></text:p>
      <text:p text:style-name="P21"/>
      <text:p text:style-name="P10"><text:span text:style-name="T14">O</text:span><text:span text:style-name="T1">n apprit alors au cours de recherches que les quatre seigneurs s’</text:span><text:span text:style-name="T7">étaient lancé</text:span><text:span text:style-name="T1"> ensemble à la quête d’u</text:span><text:span text:style-name="T34">n artefact ou d’une </text:span><text:span text:style-name="T1">puissance supérieure.</text:span><text:span text:style-name="T7"> </text:span><text:span text:style-name="T15">Profitant de l’essor croissant de leurs civilisations et de leur alliance, les seigneurs unirent leurs savoirs pour </text:span><text:span text:style-name="T35">trouver et </text:span><text:span text:style-name="T15">obtenir cette force.</text:span></text:p>
      <text:p text:style-name="P22"/>
      <text:p text:style-name="P22"/>
      <text:p text:style-name="P7"><text:span text:style-name="T15">Mais un beau jour arriva la catastrophe. Sans que nous ne sachions encore pourquoi, une guerre éclata au sein des empires. Les batailles s’enchaînèrent, laissant un sillage de morts et de ravages. Les civilisations antiques, jadis si puissantes, furent détruites avec </text:span><text:span text:style-name="T36">leurs</text:span><text:span text:style-name="T15"> gouvernements. </text:span></text:p>
      <text:p text:style-name="P23"/>
      <text:p text:style-name="P23">Et nul n’entendit plus jamais parler des seigneurs et de leurs empires.</text:p>
      <text:p text:style-name="P23"/>
      <text:p text:style-name="P23"><text:soft-page-break/></text:p>
      <text:p text:style-name="P7"><text:span text:style-name="T15">Mais </text:span><text:span text:style-name="T16">des millénaires plus tard, leurs descendants trouvèrent </text:span><text:span text:style-name="T37">les</text:span><text:span text:style-name="T16"> notes laissés par leur ancêtres, racontant les faits passés dans les moindres détails.</text:span></text:p>
      <text:p text:style-name="P24"/>
      <text:p text:style-name="P8"><text:span text:style-name="T16">Et si l’on sait </text:span><text:span text:style-name="T38">avec certitude </text:span><text:span text:style-name="T16">que le</text:span><text:span text:style-name="T22">s anciens seigneurs</text:span><text:span text:style-name="T16"> s’étaient allié</text:span><text:span text:style-name="T39">s</text:span><text:span text:style-name="T16">, leurs héritiers, </text:span><text:span text:style-name="T18">dans leur cupidité</text:span><text:span text:style-name="T17">, choisir</text:span><text:span text:style-name="T19">ent</text:span><text:span text:style-name="T17"> d’entreprendre une lutte pour le pouvoir et le secret perdu.</text:span></text:p>
      <text:p text:style-name="P25"/>
      <text:p text:style-name="P25"/>
      <text:p text:style-name="P25"/>
      <text:p text:style-name="P12"><text:span text:style-name="T1">Un quête dans laquelle vous </text:span><text:span text:style-name="T23">risquez d’être </text:span><text:span text:style-name="T1">entraîné.</text:span></text:p>
      <text:p text:style-name="P27"/>
      <text:p text:style-name="P12"><text:span text:style-name="T40">Et q</text:span><text:span text:style-name="T23">ue choisirez-vous alors ?</text:span></text:p>
      <text:p text:style-name="P28"/>
      <text:p text:style-name="P26">Allez vous les stopper ? </text:p>
      <text:p text:style-name="P13"><text:span text:style-name="T41">Allez-vous l</text:span><text:span text:style-name="T1">es aider ?</text:span></text:p>
      <text:p text:style-name="P26"/>
      <text:p text:style-name="P14"><text:span text:style-name="T17">O</text:span><text:span text:style-name="T1">u bien, vous aussi, vous laisserez-vous tenter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6T19:50:52.835421677</meta:creation-date>
    <dc:date>2020-10-09T08:34:37.129000000</dc:date>
    <meta:editing-duration>PT1H5M21S</meta:editing-duration>
    <meta:editing-cycles>62</meta:editing-cycles>
    <meta:generator>LibreOffice/7.0.1.2$Windows_X86_64 LibreOffice_project/7cbcfc562f6eb6708b5ff7d7397325de9e764452</meta:generator>
    <meta:document-statistic meta:table-count="0" meta:image-count="0" meta:object-count="0" meta:page-count="2" meta:paragraph-count="21" meta:word-count="412" meta:character-count="2709" meta:non-whitespace-character-count="2314"/>
  </office:meta>
</office:document-meta>
</file>